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 fo:text-align="justify" style:justify-single-word="false"/>
      <style:text-properties officeooo:paragraph-rsid="0039db2b"/>
    </style:style>
    <style:style style:name="P5" style:family="paragraph" style:parent-style-name="Standard">
      <loext:graphic-properties draw:fill-hatch-name="hatch"/>
      <style:paragraph-properties fo:margin-top="0cm" fo:margin-bottom="0cm" style:contextual-spacing="false"/>
      <style:text-properties officeooo:paragraph-rsid="0035bda1"/>
    </style:style>
    <style:style style:name="P6" style:family="paragraph" style:parent-style-name="List_20_Paragraph" style:list-style-name="WWNum1a">
      <style:paragraph-properties fo:margin-left="0.847cm" fo:margin-right="0cm" fo:text-indent="-0.847cm" style:auto-text-indent="false" style:writing-mode="lr-tb"/>
      <style:text-properties style:font-name="Times New Roman"/>
    </style:style>
    <style:style style:name="P7" style:family="paragraph" style:parent-style-name="Standard" style:list-style-name="L1">
      <loext:graphic-properties draw:fill-hatch-name="hatch"/>
      <style:paragraph-properties fo:margin-top="0.138cm" fo:margin-bottom="0.275cm" style:contextual-spacing="false"/>
      <style:text-properties officeooo:paragraph-rsid="0033e5b9"/>
    </style:style>
    <style:style style:name="P8" style:family="paragraph" style:parent-style-name="Standard" style:list-style-name="L1">
      <loext:graphic-properties draw:fill-hatch-name="hatch"/>
      <style:paragraph-properties fo:margin-top="0cm" fo:margin-bottom="0.55cm" style:contextual-spacing="false"/>
      <style:text-properties officeooo:paragraph-rsid="0033e5b9"/>
    </style:style>
    <style:style style:name="P9" style:family="paragraph" style:parent-style-name="Standard" style:list-style-name="L2">
      <loext:graphic-properties draw:fill-hatch-name="hatch"/>
      <style:paragraph-properties fo:margin-top="0cm" fo:margin-bottom="0cm" style:contextual-spacing="false"/>
      <style:text-properties officeooo:paragraph-rsid="0035bda1"/>
    </style:style>
    <style:style style:name="P10" style:family="paragraph" style:parent-style-name="Standard" style:list-style-name="L2">
      <loext:graphic-properties draw:fill-hatch-name="hatch"/>
      <style:paragraph-properties fo:margin-top="0cm" fo:margin-bottom="0cm" style:contextual-spacing="false"/>
      <style:text-properties officeooo:rsid="0035bda1" officeooo:paragraph-rsid="0035bda1"/>
    </style:style>
    <style:style style:name="P11" style:family="paragraph" style:parent-style-name="Standard">
      <loext:graphic-properties draw:fill-hatch-name="hatch"/>
      <style:paragraph-properties fo:margin-top="0cm" fo:margin-bottom="0cm" style:contextual-spacing="false"/>
      <style:text-properties style:font-name="Courier New" officeooo:rsid="003296c6" officeooo:paragraph-rsid="003296c6"/>
    </style:style>
    <style:style style:name="P12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9db2b"/>
    </style:style>
    <style:style style:name="P13" style:family="paragraph" style:parent-style-name="Standard" style:list-style-name="L1">
      <loext:graphic-properties draw:fill-hatch-name="hatch"/>
      <style:paragraph-properties fo:margin-top="0.275cm" fo:margin-bottom="0.275cm" style:contextual-spacing="false" fo:text-align="justify" style:justify-single-word="false"/>
      <style:text-properties officeooo:paragraph-rsid="0039db2b"/>
    </style:style>
    <style:style style:name="P14" style:family="paragraph">
      <style:paragraph-properties style:writing-mode="lr-tb"/>
      <style:text-properties style:font-name="Courier New"/>
    </style:style>
    <style:style style:name="P15" style:family="paragraph">
      <loext:graphic-properties draw:fill="solid" draw:fill-color="#ffffff"/>
      <style:paragraph-properties style:writing-mode="lr-tb"/>
      <style:text-properties style:font-name="Courier New"/>
    </style:style>
    <style:style style:name="T1" style:family="text">
      <style:text-properties style:font-name-asian="標楷體"/>
    </style:style>
    <style:style style:name="T2" style:family="text">
      <style:text-properties officeooo:rsid="0038d8f6"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fo:font-weight="bold" officeooo:rsid="0033e5b9" style:font-weight-asian="bold" style:font-weight-complex="bold"/>
    </style:style>
    <style:style style:name="T7" style:family="text">
      <style:text-properties officeooo:rsid="0033e5b9"/>
    </style:style>
    <style:style style:name="T8" style:family="text">
      <style:text-properties fo:font-style="italic" officeooo:rsid="0033e5b9" style:font-style-asian="italic" style:font-style-complex="italic"/>
    </style:style>
    <style:style style:name="T9" style:family="text">
      <style:text-properties fo:font-style="italic" officeooo:rsid="0036849b" style:font-style-asian="italic" style:font-style-complex="italic"/>
    </style:style>
    <style:style style:name="T10" style:family="text">
      <style:text-properties fo:font-style="normal" officeooo:rsid="0033e5b9" style:font-style-asian="normal" style:font-style-complex="normal"/>
    </style:style>
    <style:style style:name="T11" style:family="text">
      <style:text-properties fo:font-style="normal" officeooo:rsid="0036849b" style:font-style-asian="normal" style:font-style-complex="normal"/>
    </style:style>
    <style:style style:name="T12" style:family="text">
      <style:text-properties officeooo:rsid="003499d4"/>
    </style:style>
    <style:style style:name="T13" style:family="text">
      <style:text-properties officeooo:rsid="0035bda1"/>
    </style:style>
    <style:style style:name="T14" style:family="text">
      <style:text-properties fo:color="#000000" loext:opacity="100%" style:font-name="Times New Roman" style:letter-kerning="false" style:font-name-asian="Times-Roman" style:font-size-complex="12pt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officeooo:rsid="0035bda1" style:font-style-asian="italic" style:font-style-complex="italic"/>
    </style:style>
    <style:style style:name="T18" style:family="text">
      <style:text-properties style:font-name="Times New Roman" officeooo:rsid="0035bda1"/>
    </style:style>
    <style:style style:name="T19" style:family="text">
      <style:text-properties style:text-position="sub 58%" style:font-name="Times New Roman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style:font-name="Times New Roman" fo:font-style="italic" officeooo:rsid="0035bda1" style:font-style-asian="italic" style:font-style-complex="italic"/>
    </style:style>
    <style:style style:name="T22" style:family="text">
      <style:text-properties style:text-position="sub 58%" style:font-name="Times New Roman" officeooo:rsid="0035bda1"/>
    </style:style>
    <style:style style:name="T23" style:family="text">
      <style:text-properties officeooo:rsid="0036849b"/>
    </style:style>
    <style:style style:name="T24" style:family="text">
      <style:text-properties officeooo:rsid="00372536"/>
    </style:style>
    <style:style style:name="T25" style:family="text">
      <style:text-properties officeooo:rsid="0038d8f6"/>
    </style:style>
    <style:style style:name="T26" style:family="text">
      <style:text-properties officeooo:rsid="0039db2b"/>
    </style:style>
    <style:style style:name="T27" style:family="text">
      <style:text-properties fo:font-size="11.5pt" style:font-size-asian="11.5pt"/>
    </style:style>
    <style:style style:name="T28" style:family="text">
      <style:text-properties fo:font-size="11.5pt" officeooo:rsid="0039db2b" style:font-size-asian="11.5pt"/>
    </style:style>
    <style:style style:name="T29" style:family="text">
      <style:text-properties fo:font-size="11.5pt" fo:font-weight="bold" officeooo:rsid="0039db2b" style:font-size-asian="11.5pt" style:font-weight-asian="bold" style:font-weight-complex="bold"/>
    </style:style>
    <style:style style:name="T30" style:family="text">
      <style:text-properties officeooo:rsid="003b904b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width="0.049cm" svg:stroke-color="#939393" draw:marker-start-width="0.42cm" draw:marker-end-width="0.42cm" draw:fill="solid" draw:fill-color="#ffffff" draw:textarea-horizontal-align="justify" draw:textarea-vertical-align="middle" draw:auto-grow-height="false" fo:min-height="7.243cm" fo:min-width="15.3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3">3</text:span></text:p>
      <text:p text:style-name="P2">Due date: <text:span text:style-name="T13">4</text:span> <text:span text:style-name="T13">Decem</text:span><text:span text:style-name="T4">ber</text:span> 202<text:span text:style-name="T3">4</text:span></text:p>
      <text:p text:style-name="P3">TA: <text:span text:style-name="T1">薛凱駿, 楊承霖, 吳奇軒</text:span> <text:span text:style-name="T12">(</text:span><text:span text:style-name="T4">ECG 706</text:span><text:span text:style-name="T12">)</text:span></text:p>
      <text:p text:style-name="Standard"/>
      <text:list xml:id="list2000594659" text:style-name="L1">
        <text:list-item>
          <text:p text:style-name="P7"><text:span text:style-name="T4">(</text:span><text:span text:style-name="T30">30</text:span><text:span text:style-name="T4">%) </text:span><text:span text:style-name="T7">Rewrite </text:span><text:span text:style-name="T23">the postorder tree traversal algorithm in the lecture to be an iterative one. </text:span><text:span text:style-name="T7"><text:s/></text:span></text:p>
          <text:p text:style-name="P8"><text:span text:style-name="T6">Note:</text:span><text:span text:style-name="T7"> You can submit </text:span><text:span text:style-name="T23">a</text:span><text:span text:style-name="T7"> C </text:span><text:span text:style-name="T8">function </text:span><text:span text:style-name="T10">or</text:span><text:span text:style-name="T8"> </text:span><text:span text:style-name="T11">a</text:span><text:span text:style-name="T9"> </text:span><text:span text:style-name="T8">pseudo-code. </text:span></text:p>
        </text:list-item>
        <text:list-item>
          <text:p text:style-name="P12"><draw:custom-shape text:anchor-type="paragraph" draw:z-index="0" draw:name="形狀 1" draw:style-name="gr1" draw:text-style-name="P15" svg:width="15.361cm" svg:height="7.293cm" svg:x="1.164cm" svg:y="1.286cm"><text:p text:style-name="P14"><text:span text:style-name="T31">typedef struct node *nodePointer;</text:span></text:p><text:p text:style-name="P14"><text:span text:style-name="T31">typedef struct node {</text:span></text:p><text:p text:style-name="P14"><text:span text:style-name="T31"><text:tab/></text:span><text:span text:style-name="T31">nodePointer llink;</text:span></text:p><text:p text:style-name="P14"><text:span text:style-name="T31"><text:tab/></text:span><text:span text:style-name="T31">int data;</text:span></text:p><text:p text:style-name="P14"><text:span text:style-name="T31"><text:tab/></text:span><text:span text:style-name="T31">nodePointer rlink;</text:span></text:p><text:p text:style-name="P14"><text:span text:style-name="T31">};</text:span><text:span text:style-name="T31"><text:line-break/></text:span><text:span text:style-name="T31"><text:line-break/></text:span><text:span text:style-name="T31">struct list { </text:span></text:p><text:p text:style-name="P14"><text:span text:style-name="T31"><text:tab/></text:span><text:span text:style-name="T31">nodePointer pHead; // points to the head of the list</text:span></text:p><text:p text:style-name="P14"><text:span text:style-name="T31"><text:tab/></text:span><text:span text:style-name="T31">nodePointer pTail; // points to the tail of the list</text:span></text:p><text:p text:style-name="P14"><text:span text:style-name="T31">};</text:span><text:span text:style-name="T31"><text:line-break/></text:span><text:span text:style-name="T31"><text:line-break/></text:span><text:span text:style-name="T32">int isArithmetic(list &amp;L) {// Please complete this function</text:span><text:span text:style-name="T32"><text:line-break/></text:span><text:span text:style-name="T32"><text:tab/></text:span><text:span text:style-name="T32">...</text:span><text:span text:style-name="T32"><text:line-break/></text:span><text:span text:style-name="T32">}</text:span></text:p><draw:enhanced-geometry svg:viewBox="0 0 21600 21600" draw:type="rectangle" draw:enhanced-path="M 0 0 L 21600 0 21600 21600 0 21600 0 0 Z N"/></draw:custom-shape><text:span text:style-name="T7">(</text:span><text:span text:style-name="T30">30</text:span><text:span text:style-name="T7">%) </text:span><text:span text:style-name="T24">Write a C function to test if a doubly linked list forms an arithmetic progression <text:s/></text:span><text:span text:style-name="T25">(</text:span><text:span text:style-name="T2">等差級數</text:span><text:span text:style-name="T25">)</text:span><text:span text:style-name="T24"> (Please consider the following doubly linked list ADT implementation).</text:span></text:p>
          <text:p text:style-name="P12"/>
          <text:p text:style-name="P12"/>
          <text:p text:style-name="P12"/>
        </text:list-item>
      </text:list>
      <text:p text:style-name="P4"/>
      <text:list xml:id="list222302456829124" text:continue-numbering="true" text:style-name="L1">
        <text:list-header>
          <text:p text:style-name="P12"/>
          <text:p text:style-name="P12"/>
          <text:p text:style-name="P12"/>
          <text:p text:style-name="P12"/>
          <text:p text:style-name="P12"/>
          <text:p text:style-name="P12"/>
        </text:list-header>
        <text:list-item>
          <text:p text:style-name="P13"><text:span text:style-name="T26">(</text:span><text:span text:style-name="T30">40</text:span><text:span text:style-name="T26">%) Write a C function which searche</text:span><text:span text:style-name="T27">s </text:span><text:span text:style-name="T28">for an arbitrarily given key (i.e., integer key in the lecture) in a </text:span><text:span text:style-name="T29">max heap</text:span><text:span text:style-name="T28">. Also analyze the computing time of your function. </text:span><text:span text:style-name="T27"><text:s/></text:span><text:span text:style-name="T24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53:00</meta:creation-date>
    <dc:date>2024-11-19T22:23:00.418000000</dc:date>
    <meta:editing-duration>PT2H54M34S</meta:editing-duration>
    <meta:editing-cycles>22</meta:editing-cycles>
    <meta:generator>LibreOffice/7.2.7.2$Windows_X86_64 LibreOffice_project/8d71d29d553c0f7dcbfa38fbfda25ee34cce99a2</meta:generator>
    <dc:subject>Linked Lists, Trees, and Traversals</dc:subject>
    <dc:title>Data Structures</dc:title>
    <dc:description>https://stackoverflow.com/questions/50432366/test-if-a-doubly-linked-list-forms-a-arithmetic-progression</dc:description>
    <meta:document-statistic meta:table-count="0" meta:image-count="0" meta:object-count="0" meta:page-count="1" meta:paragraph-count="8" meta:word-count="111" meta:character-count="555" meta:non-whitespace-character-count="460"/>
  </office:meta>
</office:document-meta>
</file>